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paragraph-rsid="00d9df7b"/>
    </style:style>
    <style:style style:name="P67" style:family="paragraph" style:parent-style-name="Text_20_body">
      <style:text-properties officeooo:rsid="013e98d0" officeooo:paragraph-rsid="013e98d0"/>
    </style:style>
    <style:style style:name="P68" style:family="paragraph" style:parent-style-name="Text_20_body">
      <style:text-properties officeooo:rsid="006c9d0f" officeooo:paragraph-rsid="006d33af"/>
    </style:style>
    <style:style style:name="P69" style:family="paragraph" style:parent-style-name="Text_20_body">
      <style:text-properties officeooo:rsid="006c9d0f" officeooo:paragraph-rsid="014da3f5"/>
    </style:style>
    <style:style style:name="P70" style:family="paragraph" style:parent-style-name="Text_20_body">
      <style:text-properties officeooo:rsid="01501664" officeooo:paragraph-rsid="01501664"/>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paragraph-rsid="0162d1ba"/>
    </style:style>
    <style:style style:name="P74" style:family="paragraph" style:parent-style-name="Text_20_body">
      <style:text-properties officeooo:rsid="0164834c" officeooo:paragraph-rsid="0164834c"/>
    </style:style>
    <style:style style:name="P75" style:family="paragraph" style:parent-style-name="Text_20_body">
      <style:text-properties officeooo:paragraph-rsid="0164834c"/>
    </style:style>
    <style:style style:name="P76" style:family="paragraph" style:parent-style-name="Text_20_body">
      <style:text-properties officeooo:paragraph-rsid="01684700"/>
    </style:style>
    <style:style style:name="P77" style:family="paragraph" style:parent-style-name="Text_20_body">
      <style:text-properties officeooo:paragraph-rsid="016cf425"/>
    </style:style>
    <style:style style:name="P78" style:family="paragraph" style:parent-style-name="Text_20_body">
      <style:text-properties officeooo:paragraph-rsid="0175f537"/>
    </style:style>
    <style:style style:name="P79" style:family="paragraph" style:parent-style-name="Text_20_body">
      <style:text-properties officeooo:paragraph-rsid="017fcc0b"/>
    </style:style>
    <style:style style:name="P80" style:family="paragraph" style:parent-style-name="Text_20_body">
      <style:text-properties officeooo:paragraph-rsid="01815c87"/>
    </style:style>
    <style:style style:name="P81" style:family="paragraph" style:parent-style-name="Text_20_body">
      <style:text-properties fo:color="#000000" officeooo:rsid="010add39" officeooo:paragraph-rsid="010add39"/>
    </style:style>
    <style:style style:name="P82" style:family="paragraph" style:parent-style-name="Text_20_body">
      <style:text-properties fo:color="#000000" officeooo:rsid="010add39" officeooo:paragraph-rsid="018ef70f"/>
    </style:style>
    <style:style style:name="P83" style:family="paragraph" style:parent-style-name="Text_20_body">
      <style:text-properties fo:color="#000000" fo:font-weight="bold" officeooo:rsid="018f5399" officeooo:paragraph-rsid="018f5399" style:font-weight-asian="bold" style:font-weight-complex="bold"/>
    </style:style>
    <style:style style:name="P84" style:family="paragraph" style:parent-style-name="Text_20_body">
      <style:text-properties fo:color="#000000" fo:font-weight="normal" officeooo:rsid="01907e86" officeooo:paragraph-rsid="0191cc7b" style:font-weight-asian="normal" style:font-weight-complex="normal"/>
    </style:style>
    <style:style style:name="P85" style:family="paragraph" style:parent-style-name="Text_20_body">
      <style:text-properties officeooo:paragraph-rsid="019556a7"/>
    </style:style>
    <style:style style:name="P86" style:family="paragraph" style:parent-style-name="Text_20_body">
      <style:text-properties officeooo:paragraph-rsid="0196e2ee"/>
    </style:style>
    <style:style style:name="P87" style:family="paragraph" style:parent-style-name="Text_20_body">
      <style:text-properties officeooo:rsid="015dce55" officeooo:paragraph-rsid="0199e892"/>
    </style:style>
    <style:style style:name="P88" style:family="paragraph" style:parent-style-name="Text_20_body">
      <style:text-properties officeooo:rsid="015dce55" officeooo:paragraph-rsid="01b58ca3"/>
    </style:style>
    <style:style style:name="P89" style:family="paragraph" style:parent-style-name="Text_20_body">
      <style:text-properties officeooo:paragraph-rsid="0199e892"/>
    </style:style>
    <style:style style:name="P90" style:family="paragraph" style:parent-style-name="Text_20_body">
      <style:text-properties officeooo:rsid="018d3b02" officeooo:paragraph-rsid="019cd610"/>
    </style:style>
    <style:style style:name="P91" style:family="paragraph" style:parent-style-name="Text_20_body">
      <style:text-properties officeooo:paragraph-rsid="0191cc7b"/>
    </style:style>
    <style:style style:name="P92" style:family="paragraph" style:parent-style-name="Text_20_body">
      <style:text-properties officeooo:paragraph-rsid="01a0443d"/>
    </style:style>
    <style:style style:name="P93" style:family="paragraph" style:parent-style-name="Text_20_body">
      <style:text-properties officeooo:paragraph-rsid="00acd8f4"/>
    </style:style>
    <style:style style:name="P94" style:family="paragraph" style:parent-style-name="Text_20_body">
      <style:text-properties officeooo:paragraph-rsid="0153a258"/>
    </style:style>
    <style:style style:name="P95" style:family="paragraph" style:parent-style-name="Text_20_body">
      <style:text-properties officeooo:paragraph-rsid="01a46725"/>
    </style:style>
    <style:style style:name="P96" style:family="paragraph" style:parent-style-name="Text_20_body">
      <style:text-properties officeooo:rsid="01a46725" officeooo:paragraph-rsid="01a46725"/>
    </style:style>
    <style:style style:name="P97" style:family="paragraph" style:parent-style-name="Text_20_body">
      <style:text-properties officeooo:rsid="01a760a2" officeooo:paragraph-rsid="01a760a2"/>
    </style:style>
    <style:style style:name="P98" style:family="paragraph" style:parent-style-name="Text_20_body">
      <style:text-properties officeooo:rsid="01a760a2" officeooo:paragraph-rsid="01a85cae"/>
    </style:style>
    <style:style style:name="P99" style:family="paragraph" style:parent-style-name="Text_20_body">
      <style:text-properties officeooo:paragraph-rsid="01a85cae"/>
    </style:style>
    <style:style style:name="P100" style:family="paragraph" style:parent-style-name="Text_20_body">
      <style:text-properties officeooo:rsid="017dadc6" officeooo:paragraph-rsid="017dadc6"/>
    </style:style>
    <style:style style:name="P101" style:family="paragraph" style:parent-style-name="Text_20_body">
      <style:text-properties officeooo:rsid="01aa0a8a" officeooo:paragraph-rsid="01aa0a8a"/>
    </style:style>
    <style:style style:name="P102" style:family="paragraph" style:parent-style-name="Text_20_body">
      <style:text-properties officeooo:rsid="019556a7" officeooo:paragraph-rsid="019556a7"/>
    </style:style>
    <style:style style:name="P103" style:family="paragraph" style:parent-style-name="Text_20_body">
      <style:text-properties officeooo:paragraph-rsid="01ae13a8"/>
    </style:style>
    <style:style style:name="P104" style:family="paragraph" style:parent-style-name="Text_20_body">
      <style:text-properties officeooo:paragraph-rsid="014909f5"/>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paragraph-rsid="013e98d0"/>
    </style:style>
    <style:style style:name="P113" style:family="paragraph" style:parent-style-name="Text_20_body">
      <style:text-properties officeooo:paragraph-rsid="00e3205b"/>
    </style:style>
    <style:style style:name="P114" style:family="paragraph" style:parent-style-name="Text_20_body">
      <style:text-properties officeooo:paragraph-rsid="01c6d852"/>
    </style:style>
    <style:style style:name="P115" style:family="paragraph" style:parent-style-name="Text_20_body">
      <style:text-properties officeooo:rsid="01ad7d64" officeooo:paragraph-rsid="01d2fcd5"/>
    </style:style>
    <style:style style:name="P116" style:family="paragraph" style:parent-style-name="Text_20_body">
      <style:text-properties officeooo:paragraph-rsid="01d2fcd5"/>
    </style:style>
    <style:style style:name="P117"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8" style:family="paragraph" style:parent-style-name="Text_20_body">
      <style:text-properties officeooo:rsid="01af2c11" officeooo:paragraph-rsid="01d8923a"/>
    </style:style>
    <style:style style:name="P119" style:family="paragraph" style:parent-style-name="Text_20_body">
      <style:text-properties officeooo:rsid="01c9a2d3" officeooo:paragraph-rsid="01c9a2d3"/>
    </style:style>
    <style:style style:name="P120" style:family="paragraph" style:parent-style-name="Text_20_body">
      <style:text-properties officeooo:rsid="01ae13a8" officeooo:paragraph-rsid="01ae13a8"/>
    </style:style>
    <style:style style:name="P121" style:family="paragraph" style:parent-style-name="Text_20_body">
      <style:text-properties officeooo:paragraph-rsid="01da6134"/>
    </style:style>
    <style:style style:name="P122" style:family="paragraph" style:parent-style-name="Text_20_body">
      <style:text-properties officeooo:paragraph-rsid="01dbf6c9"/>
    </style:style>
    <style:style style:name="P123" style:family="paragraph" style:parent-style-name="Text_20_body">
      <style:text-properties officeooo:rsid="01dd486c" officeooo:paragraph-rsid="01dd486c"/>
    </style:style>
    <style:style style:name="P124" style:family="paragraph" style:parent-style-name="Text_20_body">
      <style:text-properties officeooo:paragraph-rsid="01df0f42"/>
    </style:style>
    <style:style style:name="P125" style:family="paragraph" style:parent-style-name="Text_20_body">
      <style:text-properties officeooo:paragraph-rsid="01501664"/>
    </style:style>
    <style:style style:name="P126" style:family="paragraph" style:parent-style-name="Text_20_body">
      <style:text-properties officeooo:rsid="007b6eaf" officeooo:paragraph-rsid="00a48a40"/>
    </style:style>
    <style:style style:name="P127" style:family="paragraph" style:parent-style-name="Text_20_body">
      <style:text-properties officeooo:rsid="01a85cae" officeooo:paragraph-rsid="01e0cef1"/>
    </style:style>
    <style:style style:name="P128" style:family="paragraph" style:parent-style-name="Text_20_body">
      <style:text-properties officeooo:paragraph-rsid="01e0cef1"/>
    </style:style>
    <style:style style:name="P129" style:family="paragraph" style:parent-style-name="Text_20_body">
      <style:text-properties officeooo:rsid="003b5575" officeooo:paragraph-rsid="01e0cef1"/>
    </style:style>
    <style:style style:name="P130" style:family="paragraph" style:parent-style-name="Text_20_body">
      <style:text-properties officeooo:rsid="01ac58f0" officeooo:paragraph-rsid="01ac58f0"/>
    </style:style>
    <style:style style:name="P131" style:family="paragraph" style:parent-style-name="Text_20_body">
      <style:text-properties officeooo:paragraph-rsid="01e497aa"/>
    </style:style>
    <style:style style:name="P132" style:family="paragraph" style:parent-style-name="Text_20_body">
      <style:text-properties officeooo:rsid="01e6155f" officeooo:paragraph-rsid="01e6155f"/>
    </style:style>
    <style:style style:name="P133" style:family="paragraph" style:parent-style-name="Text_20_body">
      <style:text-properties officeooo:rsid="0183314a" officeooo:paragraph-rsid="0183314a"/>
    </style:style>
    <style:style style:name="P134" style:family="paragraph" style:parent-style-name="Text_20_body">
      <style:text-properties officeooo:paragraph-rsid="01ed8ae2"/>
    </style:style>
    <style:style style:name="P135" style:family="paragraph" style:parent-style-name="Text_20_body">
      <style:paragraph-properties fo:break-before="page"/>
      <style:text-properties fo:font-weight="bold" style:font-weight-asian="bold" style:font-weight-complex="bold"/>
    </style:style>
    <style:style style:name="P136" style:family="paragraph" style:parent-style-name="Contents_20_Heading">
      <style:paragraph-properties fo:break-before="page"/>
    </style:style>
    <style:style style:name="P137" style:family="paragraph" style:parent-style-name="Preformatted_20_Text">
      <style:paragraph-properties fo:margin-top="0cm" fo:margin-bottom="0.499cm" loext:contextual-spacing="false"/>
      <style:text-properties style:font-name="monospace" officeooo:paragraph-rsid="006d33af"/>
    </style:style>
    <style:style style:name="P138" style:family="paragraph" style:parent-style-name="Preformatted_20_Text">
      <style:paragraph-properties fo:margin-top="0cm" fo:margin-bottom="0.499cm" loext:contextual-spacing="false"/>
      <style:text-properties officeooo:paragraph-rsid="006d33af"/>
    </style:style>
    <style:style style:name="P139" style:family="paragraph" style:parent-style-name="Preformatted_20_Text">
      <style:paragraph-properties fo:margin-top="0cm" fo:margin-bottom="0.499cm" loext:contextual-spacing="false"/>
      <style:text-properties officeooo:paragraph-rsid="0135de33"/>
    </style:style>
    <style:style style:name="P140" style:family="paragraph" style:parent-style-name="Preformatted_20_Text">
      <style:paragraph-properties fo:margin-top="0cm" fo:margin-bottom="0cm" loext:contextual-spacing="false"/>
      <style:text-properties officeooo:paragraph-rsid="00920e80"/>
    </style:style>
    <style:style style:name="P141" style:family="paragraph" style:parent-style-name="Preformatted_20_Text">
      <style:paragraph-properties fo:margin-top="0cm" fo:margin-bottom="0cm" loext:contextual-spacing="false"/>
      <style:text-properties officeooo:paragraph-rsid="00bbcc2e"/>
    </style:style>
    <style:style style:name="P142" style:family="paragraph" style:parent-style-name="Preformatted_20_Text">
      <style:paragraph-properties fo:margin-top="0cm" fo:margin-bottom="0cm" loext:contextual-spacing="false"/>
      <style:text-properties officeooo:paragraph-rsid="006d33af"/>
    </style:style>
    <style:style style:name="P143" style:family="paragraph" style:parent-style-name="Preformatted_20_Text">
      <style:text-properties officeooo:paragraph-rsid="00bbcc2e"/>
    </style:style>
    <style:style style:name="P144" style:family="paragraph" style:parent-style-name="Text_20_body">
      <style:paragraph-properties fo:margin-left="0cm" fo:margin-right="0cm" fo:margin-top="0cm" fo:margin-bottom="0.423cm" loext:contextual-spacing="false" fo:orphans="2" fo:widows="2" fo:text-indent="0cm" style:auto-text-indent="false"/>
    </style:style>
    <style:style style:name="P1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7" style:family="paragraph" style:parent-style-name="Text_20_body">
      <style:paragraph-properties fo:margin-left="0cm" fo:margin-right="0cm" fo:margin-top="0cm" fo:margin-bottom="0cm" loext:contextual-spacing="false" fo:orphans="2" fo:widows="2" fo:text-indent="0cm" style:auto-text-indent="false"/>
    </style:style>
    <style:style style:name="P148"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9" style:family="paragraph" style:parent-style-name="Text_20_body">
      <style:paragraph-properties fo:margin-top="0.199cm" fo:margin-bottom="0.499cm" loext:contextual-spacing="false"/>
      <style:text-properties style:font-name="Liberation Serif" officeooo:paragraph-rsid="01669cae"/>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Heading_20_1">
      <style:text-properties officeooo:rsid="002fb721" officeooo:paragraph-rsid="006d33af"/>
    </style:style>
    <style:style style:name="P154" style:family="paragraph" style:parent-style-name="Heading_20_1">
      <style:text-properties officeooo:paragraph-rsid="006d33af"/>
    </style:style>
    <style:style style:name="P155" style:family="paragraph" style:parent-style-name="Heading_20_1">
      <style:text-properties officeooo:paragraph-rsid="00aef46f"/>
    </style:style>
    <style:style style:name="P156" style:family="paragraph" style:parent-style-name="Heading_20_1">
      <style:text-properties officeooo:rsid="0050a50c" officeooo:paragraph-rsid="0050a50c"/>
    </style:style>
    <style:style style:name="P157" style:family="paragraph" style:parent-style-name="Heading_20_1">
      <style:text-properties officeooo:rsid="003efb08" officeooo:paragraph-rsid="003efb08"/>
    </style:style>
    <style:style style:name="P158" style:family="paragraph" style:parent-style-name="Heading_20_1">
      <style:paragraph-properties fo:break-before="page"/>
      <style:text-properties officeooo:rsid="002fb721" officeooo:paragraph-rsid="006d33af"/>
    </style:style>
    <style:style style:name="P159" style:family="paragraph" style:parent-style-name="Heading_20_2">
      <style:text-properties officeooo:paragraph-rsid="006d33af"/>
    </style:style>
    <style:style style:name="P160" style:family="paragraph" style:parent-style-name="Heading_20_2">
      <style:text-properties officeooo:rsid="009a181d" officeooo:paragraph-rsid="009a181d"/>
    </style:style>
    <style:style style:name="P161" style:family="paragraph" style:parent-style-name="Heading_20_2">
      <style:text-properties fo:font-weight="bold" officeooo:rsid="008c43ad" officeooo:paragraph-rsid="008c43ad" style:font-weight-asian="bold" style:font-weight-complex="bold"/>
    </style:style>
    <style:style style:name="P162" style:family="paragraph" style:parent-style-name="Heading_20_2">
      <style:text-properties officeooo:paragraph-rsid="01e0cef1"/>
    </style:style>
    <style:style style:name="P163" style:family="paragraph" style:parent-style-name="Heading_20_2">
      <style:text-properties officeooo:rsid="00a5f193" officeooo:paragraph-rsid="00a5f193"/>
    </style:style>
    <style:style style:name="P164" style:family="paragraph" style:parent-style-name="Heading_20_2">
      <style:text-properties officeooo:paragraph-rsid="01032e1e"/>
    </style:style>
    <style:style style:name="P165" style:family="paragraph" style:parent-style-name="Heading_20_3">
      <style:text-properties officeooo:paragraph-rsid="006d33af"/>
    </style:style>
    <style:style style:name="P166" style:family="paragraph" style:parent-style-name="Heading_20_3">
      <style:text-properties officeooo:rsid="019556a7" officeooo:paragraph-rsid="019556a7"/>
    </style:style>
    <style:style style:name="P167" style:family="paragraph" style:parent-style-name="Heading_20_3">
      <style:text-properties officeooo:paragraph-rsid="007a155d"/>
    </style:style>
    <style:style style:name="P168" style:family="paragraph" style:parent-style-name="Text_20_body" style:master-page-name="HTML">
      <style:paragraph-properties style:page-number="auto"/>
    </style:style>
    <style:style style:name="P169" style:family="paragraph" style:parent-style-name="Text_20_body" style:list-style-name="L1">
      <style:text-properties officeooo:paragraph-rsid="01e0cef1"/>
    </style:style>
    <style:style style:name="P170" style:family="paragraph" style:parent-style-name="Text_20_body" style:list-style-name="L1">
      <style:text-properties officeooo:paragraph-rsid="01d2fcd5"/>
    </style:style>
    <style:style style:name="P171" style:family="paragraph" style:parent-style-name="Text_20_body" style:list-style-name="L1">
      <style:text-properties fo:font-weight="normal" officeooo:rsid="01d2248e" officeooo:paragraph-rsid="01e0cef1" style:font-weight-asian="normal" style:font-weight-complex="normal"/>
    </style:style>
    <style:style style:name="P172" style:family="paragraph" style:parent-style-name="Text_20_body" style:list-style-name="L2">
      <style:text-properties officeooo:paragraph-rsid="017596d6"/>
    </style:style>
    <style:style style:name="P173" style:family="paragraph" style:parent-style-name="Text_20_body" style:list-style-name="L3">
      <style:text-properties officeooo:paragraph-rsid="016baad9"/>
    </style:style>
    <style:style style:name="P174" style:family="paragraph" style:parent-style-name="Text_20_body" style:list-style-name="L4"/>
    <style:style style:name="P175" style:family="paragraph" style:parent-style-name="Text_20_body" style:list-style-name="L4">
      <style:text-properties officeooo:rsid="0194f212" officeooo:paragraph-rsid="0194f212"/>
    </style:style>
    <style:style style:name="P176" style:family="paragraph" style:parent-style-name="Text_20_body" style:list-style-name="L5">
      <style:text-properties officeooo:paragraph-rsid="01055724"/>
    </style:style>
    <style:style style:name="P177" style:family="paragraph" style:parent-style-name="Text_20_body" style:list-style-name="L5">
      <style:text-properties officeooo:rsid="009da87a" officeooo:paragraph-rsid="01055724"/>
    </style:style>
    <style:style style:name="P178" style:family="paragraph" style:parent-style-name="Text_20_body" style:list-style-name="L6">
      <style:text-properties officeooo:rsid="009da87a" officeooo:paragraph-rsid="009da87a"/>
    </style:style>
    <style:style style:name="P179" style:family="paragraph" style:parent-style-name="Text_20_body" style:list-style-name="L5">
      <style:text-properties officeooo:rsid="01055724" officeooo:paragraph-rsid="01055724"/>
    </style:style>
    <style:style style:name="P180" style:family="paragraph" style:parent-style-name="Text_20_body" style:list-style-name="L6">
      <style:text-properties officeooo:rsid="003efb08" officeooo:paragraph-rsid="003efb08"/>
    </style:style>
    <style:style style:name="P181" style:family="paragraph" style:parent-style-name="Text_20_body" style:list-style-name="L6">
      <style:text-properties officeooo:rsid="0196e2ee" officeooo:paragraph-rsid="0196e2ee"/>
    </style:style>
    <style:style style:name="P182" style:family="paragraph" style:parent-style-name="Text_20_body" style:list-style-name="L6">
      <style:text-properties officeooo:rsid="009f6de6" officeooo:paragraph-rsid="009f6de6"/>
    </style:style>
    <style:style style:name="P183" style:family="paragraph" style:parent-style-name="Text_20_body">
      <style:text-properties officeooo:paragraph-rsid="01efbe02"/>
    </style:style>
    <style:style style:name="P184" style:family="paragraph" style:parent-style-name="Text_20_body">
      <style:text-properties officeooo:paragraph-rsid="007da970"/>
    </style:style>
    <style:style style:name="P185" style:family="paragraph" style:parent-style-name="Text_20_body" style:list-style-name="L4">
      <style:paragraph-properties fo:margin-top="0cm" fo:margin-bottom="0cm" loext:contextual-spacing="false"/>
    </style:style>
    <style:style style:name="P18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T291" style:family="text">
      <style:text-properties officeooo:rsid="01ece1a9"/>
    </style:style>
    <style:style style:name="T292" style:family="text">
      <style:text-properties officeooo:rsid="01ed8ae2"/>
    </style:style>
    <style:style style:name="T293" style:family="text">
      <style:text-properties officeooo:rsid="01c32be3"/>
    </style:style>
    <style:style style:name="T294" style:family="text">
      <style:text-properties officeooo:rsid="01ee2bc6"/>
    </style:style>
    <style:style style:name="T295" style:family="text">
      <style:text-properties officeooo:rsid="01efbe02"/>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3"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68"/>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5">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8">1. Edition </text:span><text:span text:style-name="T294">February</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6">Table of Contents</text:p>
                      </text:index-title>
                      <text:p text:style-name="P150"><text:a xlink:type="simple" xlink:href="#__RefHeading___Toc1046_58415266" text:style-name="Index_20_Link" text:visited-style-name="Index_20_Link"><text:s/>1 <text:s/>What is QualCoder<text:tab/>5</text:a></text:p>
                      <text:p text:style-name="P151"><text:a xlink:type="simple" xlink:href="#__RefHeading___Toc1048_58415266" text:style-name="Index_20_Link" text:visited-style-name="Index_20_Link"><text:s/>1.1 <text:s/>Why use QualCoder?<text:tab/>5</text:a></text:p>
                      <text:p text:style-name="P150"><text:a xlink:type="simple" xlink:href="#__RefHeading___Toc1050_58415266" text:style-name="Index_20_Link" text:visited-style-name="Index_20_Link"><text:s/>2 <text:s/>Downloading files and dependencies<text:tab/>7</text:a></text:p>
                      <text:p text:style-name="P151"><text:a xlink:type="simple" xlink:href="#__RefHeading___Toc647_47803964429" text:style-name="Index_20_Link" text:visited-style-name="Index_20_Link"><text:s/>2.1 <text:s/>Preparatory Downloads<text:tab/>7</text:a></text:p>
                      <text:p text:style-name="P152"><text:a xlink:type="simple" xlink:href="#__RefHeading___Toc957_195023526730" text:style-name="Index_20_Link" text:visited-style-name="Index_20_Link"><text:s/>2.1.1 <text:s/>Microsoft Windows<text:tab/>7</text:a></text:p>
                      <text:p text:style-name="P152"><text:a xlink:type="simple" xlink:href="#__RefHeading___Toc959_195023526731" text:style-name="Index_20_Link" text:visited-style-name="Index_20_Link"><text:s/>2.1.2 <text:s/>Debian/Ubuntu Linux<text:tab/>7</text:a></text:p>
                      <text:p text:style-name="P152"><text:a xlink:type="simple" xlink:href="#__RefHeading___Toc3006_1627293337" text:style-name="Index_20_Link" text:visited-style-name="Index_20_Link"><text:s/>2.1.3 <text:s/>Fedora/CentOS/RHEL Linuxes<text:tab/>8</text:a></text:p>
                      <text:p text:style-name="P152"><text:a xlink:type="simple" xlink:href="#__RefHeading___Toc1259_2095086442" text:style-name="Index_20_Link" text:visited-style-name="Index_20_Link"><text:s/>2.1.4 <text:s/>Mac OS<text:tab/>8</text:a></text:p>
                      <text:p text:style-name="P150"><text:a xlink:type="simple" xlink:href="#__RefHeading___Toc649_47803964432" text:style-name="Index_20_Link" text:visited-style-name="Index_20_Link"><text:s/>3 <text:s/>Starting QualCoder<text:tab/>10</text:a></text:p>
                      <text:p text:style-name="P151"><text:a xlink:type="simple" xlink:href="#__RefHeading___Toc651_47803964433" text:style-name="Index_20_Link" text:visited-style-name="Index_20_Link"><text:s/>3.1 <text:s/>Linux<text:tab/>10</text:a></text:p>
                      <text:p text:style-name="P151"><text:a xlink:type="simple" xlink:href="#__RefHeading___Toc653_47803964434" text:style-name="Index_20_Link" text:visited-style-name="Index_20_Link"><text:s/>3.2 <text:s/>Windows<text:tab/>10</text:a></text:p>
                      <text:p text:style-name="P151"><text:a xlink:type="simple" xlink:href="#__RefHeading___Toc1261_2095086442" text:style-name="Index_20_Link" text:visited-style-name="Index_20_Link"><text:s/>3.3 <text:s/>Mac OS<text:tab/>10</text:a></text:p>
                      <text:p text:style-name="P151"><text:a xlink:type="simple" xlink:href="#__RefHeading___Toc2170_891633892" text:style-name="Index_20_Link" text:visited-style-name="Index_20_Link"><text:s/>3.4 <text:s/>Backups<text:tab/>10</text:a></text:p>
                      <text:p text:style-name="P150"><text:a xlink:type="simple" xlink:href="#__RefHeading___Toc1052_58415266" text:style-name="Index_20_Link" text:visited-style-name="Index_20_Link"><text:s/>4 <text:s/>How to use<text:tab/>11</text:a></text:p>
                      <text:p text:style-name="P151"><text:a xlink:type="simple" xlink:href="#__RefHeading___Toc659_47803964432" text:style-name="Index_20_Link" text:visited-style-name="Index_20_Link"><text:s/>4.1 <text:s/>Settings<text:tab/>11</text:a></text:p>
                      <text:p text:style-name="P151"><text:a xlink:type="simple" xlink:href="#__RefHeading___Toc657_47803964431" text:style-name="Index_20_Link" text:visited-style-name="Index_20_Link"><text:s/>4.2 <text:s/>Create a new project<text:tab/>12</text:a></text:p>
                      <text:p text:style-name="P151"><text:a xlink:type="simple" xlink:href="#__RefHeading___Toc661_47803964433" text:style-name="Index_20_Link" text:visited-style-name="Index_20_Link"><text:s/>4.3 <text:s/>Files and Cases Menu<text:tab/>13</text:a></text:p>
                      <text:p text:style-name="P152"><text:a xlink:type="simple" xlink:href="#__RefHeading___Toc663_47803964434" text:style-name="Index_20_Link" text:visited-style-name="Index_20_Link"><text:s/>4.3.1 <text:s/>Manage Files<text:tab/>13</text:a></text:p>
                      <text:p text:style-name="P152"><text:a xlink:type="simple" xlink:href="#__RefHeading___Toc2621_384324865" text:style-name="Index_20_Link" text:visited-style-name="Index_20_Link"><text:s/>4.3.2 <text:s/>Text file editing<text:tab/>15</text:a></text:p>
                      <text:p text:style-name="P152"><text:a xlink:type="simple" xlink:href="#__RefHeading___Toc2623_384324865" text:style-name="Index_20_Link" text:visited-style-name="Index_20_Link"><text:s/>4.3.3 <text:s/>Viewing audio and video<text:tab/>15</text:a></text:p>
                      <text:p text:style-name="P152"><text:a xlink:type="simple" xlink:href="#__RefHeading___Toc2625_384324865" text:style-name="Index_20_Link" text:visited-style-name="Index_20_Link"><text:s/>4.3.4 <text:s/>Transcribing audio and video<text:tab/>16</text:a></text:p>
                      <text:p text:style-name="P152"><text:a xlink:type="simple" xlink:href="#__RefHeading___Toc665_47803964435" text:style-name="Index_20_Link" text:visited-style-name="Index_20_Link"><text:s/>4.3.5 <text:s/>Manage Cases<text:tab/>17</text:a></text:p>
                      <text:p text:style-name="P152"><text:a xlink:type="simple" xlink:href="#__RefHeading___Toc669_47803964437" text:style-name="Index_20_Link" text:visited-style-name="Index_20_Link"><text:s/>4.3.6 <text:s/>Attributes<text:tab/>20</text:a></text:p>
                      <text:p text:style-name="P152"><text:a xlink:type="simple" xlink:href="#__RefHeading___Toc3326_1627293337" text:style-name="Index_20_Link" text:visited-style-name="Index_20_Link"><text:s/>4.3.7 <text:s/>Journals<text:tab/>21</text:a></text:p>
                      <text:p text:style-name="P152"><text:a xlink:type="simple" xlink:href="#__RefHeading___Toc3412_269970421" text:style-name="Index_20_Link" text:visited-style-name="Index_20_Link"><text:s/>4.3.8 <text:s/>Manage bad links to files<text:tab/>22</text:a></text:p>
                      <text:p text:style-name="P151"><text:a xlink:type="simple" xlink:href="#__RefHeading___Toc3112_1627293337" text:style-name="Index_20_Link" text:visited-style-name="Index_20_Link"><text:s/>4.4 <text:s/>Coding menu<text:tab/>22</text:a></text:p>
                      <text:p text:style-name="P152"><text:a xlink:type="simple" xlink:href="#__RefHeading___Toc673_47803964439" text:style-name="Index_20_Link" text:visited-style-name="Index_20_Link"><text:s/>4.4.1 <text:s/>Categories and codes<text:tab/>22</text:a></text:p>
                      <text:p text:style-name="P152"><text:a xlink:type="simple" xlink:href="#__RefHeading___Toc671_47803964438" text:style-name="Index_20_Link" text:visited-style-name="Index_20_Link"><text:s/>4.4.2 <text:s/>Coding text<text:tab/>23</text:a></text:p>
                      <text:p text:style-name="P152"><text:a xlink:type="simple" xlink:href="#__RefHeading___Toc675_47803964440" text:style-name="Index_20_Link" text:visited-style-name="Index_20_Link"><text:s/>4.4.3 <text:s/>Coding images<text:tab/>26</text:a></text:p>
                      <text:p text:style-name="P152"><text:a xlink:type="simple" xlink:href="#__RefHeading___Toc1054_58415266" text:style-name="Index_20_Link" text:visited-style-name="Index_20_Link"><text:s/>4.4.4 <text:s/>Coding audio and video<text:tab/>27</text:a></text:p>
                      <text:p text:style-name="P151"><text:a xlink:type="simple" xlink:href="#__RefHeading___Toc1056_58415266" text:style-name="Index_20_Link" text:visited-style-name="Index_20_Link"><text:s/>4.5 <text:s/>Reports<text:tab/>30</text:a></text:p>
                      <text:p text:style-name="P152"><text:a xlink:type="simple" xlink:href="#__RefHeading___Toc683_47803964431" text:style-name="Index_20_Link" text:visited-style-name="Index_20_Link"><text:s/>4.5.1 <text:s/>Coding Reports<text:tab/>30</text:a></text:p>
                      <text:p text:style-name="P152"><text:a xlink:type="simple" xlink:href="#__RefHeading___Toc679_47803964442" text:style-name="Index_20_Link" text:visited-style-name="Index_20_Link"><text:s/>4.5.2 <text:s/>Node graph<text:tab/>31</text:a></text:p>
                      <text:p text:style-name="P152"><text:a xlink:type="simple" xlink:href="#__RefHeading___Toc685_47803964432" text:style-name="Index_20_Link" text:visited-style-name="Index_20_Link"><text:s/>4.5.3 <text:s/>Coding Comparison<text:tab/>32</text:a></text:p>
                      <text:p text:style-name="P152"><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2"><text:a xlink:type="simple" xlink:href="#__RefHeading___Toc3361_640847037" text:style-name="Index_20_Link" text:visited-style-name="Index_20_Link"><text:s/>4.5.5 <text:s/>Code frequencies<text:tab/>34</text:a></text:p>
                      <text:p text:style-name="P152"><text:a xlink:type="simple" xlink:href="#__RefHeading___Toc687_47803964433" text:style-name="Index_20_Link" text:visited-style-name="Index_20_Link"><text:s/>4.5.6 <text:s/>SQL Statements<text:tab/>35</text:a></text:p>
                      <text:p text:style-name="P150"><text:a xlink:type="simple" xlink:href="#__RefHeading___Toc1329_2162064131" text:style-name="Index_20_Link" text:visited-style-name="Index_20_Link"><text:s/>5 <text:s/>Imports and exports<text:tab/>37</text:a></text:p>
                      <text:p text:style-name="P151"><text:a xlink:type="simple" xlink:href="#__RefHeading___Toc667_47803964436" text:style-name="Index_20_Link" text:visited-style-name="Index_20_Link"><text:s/>5.1 <text:s/>Import survey<text:tab/>37</text:a></text:p>
                      <text:p text:style-name="P151"><text:a xlink:type="simple" xlink:href="#__RefHeading___Toc1485_2002774670" text:style-name="Index_20_Link" text:visited-style-name="Index_20_Link"><text:s/>5.2 <text:s/>REFI-QDA<text:tab/>38</text:a></text:p>
                      <text:p text:style-name="P151"><text:a xlink:type="simple" xlink:href="#__RefHeading___Toc1487_2002774670" text:style-name="Index_20_Link" text:visited-style-name="Index_20_Link"><text:s/>5.3 <text:s/>RQDA<text:tab/>38</text:a></text:p>
                      <text:p text:style-name="P151"><text:a xlink:type="simple" xlink:href="#__RefHeading___Toc3363_640847037" text:style-name="Index_20_Link" text:visited-style-name="Index_20_Link"><text:s/>5.4 <text:s/>Using the project other operating systems<text:tab/>38</text:a></text:p>
                      <text:p text:style-name="P151"><text:a xlink:type="simple" xlink:href="#__RefHeading___Toc677_47803964441" text:style-name="Index_20_Link" text:visited-style-name="Index_20_Link"><text:s/>5.5 <text:s/>Codebook<text:tab/>38</text:a></text:p>
                      <text:p text:style-name="P150"><text:a xlink:type="simple" xlink:href="#__RefHeading___Toc961_1950235267" text:style-name="Index_20_Link" text:visited-style-name="Index_20_Link"><text:s/>6 <text:s/>Other details about QualCoder<text:tab/>40</text:a></text:p>
                      <text:p text:style-name="P151"><text:a xlink:type="simple" xlink:href="#__RefHeading___Toc1276_530977865" text:style-name="Index_20_Link" text:visited-style-name="Index_20_Link"><text:s/>6.1 <text:s/>Acknowledgements<text:tab/>40</text:a></text:p>
                      <text:p text:style-name="P151"><text:a xlink:type="simple" xlink:href="#__RefHeading___Toc4996_3365694793" text:style-name="Index_20_Link" text:visited-style-name="Index_20_Link"><text:s/>6.2 <text:s/>Publications citing QualCoder<text:tab/>40</text:a></text:p>
                      <text:p text:style-name="P150"><text:a xlink:type="simple" xlink:href="#__RefHeading___Toc849_1898853880" text:style-name="Index_20_Link" text:visited-style-name="Index_20_Link"><text:s/>7 <text:s/>Future plans<text:tab/>41</text:a></text:p>
                      <text:p text:style-name="P150"><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8"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3"><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6"><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8"><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11"><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9"><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2"/>
      <text:p text:style-name="P87"/>
      <text:h text:style-name="P153"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59" text:outline-level="2"><text:bookmark-start text:name="__RefHeading___Toc647_47803964429"/><text:span text:style-name="Strong_20_Emphasis">Preparatory Downloads</text:span><text:bookmark-end text:name="__RefHeading___Toc647_47803964429"/></text:h>
      <text:h text:style-name="P165"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43"><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42"/>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5" text:outline-level="3"><text:bookmark-start text:name="__RefHeading___Toc959_195023526731"/><text:span text:style-name="T20">Debian/Ubuntu </text:span><text:span text:style-name="T16">Linux</text:span> <text:bookmark-end text:name="__RefHeading___Toc959_195023526731"/></text:h>
      <text:p text:style-name="P89"><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2">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7">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38">./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0"/>
      <text:p text:style-name="P141"><text:span text:style-name="Source_20_Text"><text:span text:style-name="T155">sudo apt install python3-pip python3-pyqt5 python3-lxml python3-pil vlc qpdf python3-ebooklib python3-ply python3-six python3-chardet</text:span></text:span></text:p>
      <text:p text:style-name="P141"><text:span text:style-name="Source_20_Text"/></text:p>
      <text:p text:style-name="P141"><text:span text:style-name="Source_20_Text"><text:span text:style-name="T155">sudo python3 -m pip install pdfminer.six </text:span></text:span><text:span text:style-name="Source_20_Text"><text:span text:style-name="T192">openpyxl</text:span></text:span></text:p>
      <text:p text:style-name="P141"><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7">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7">The UNTESTED <text:span text:style-name="Source_20_Text">install_fedora.sh</text:span> should install the dependencies and a desktop start icon for Fedora. The script is for python ver<text:span text:style-name="T223">s</text:span>ion 3.8.</text:p>
      <text:p text:style-name="P14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4"><text:span text:style-name="Source_20_Text"><text:span text:style-name="T221">Download Qualcoder-master Zip file and copy it into /Applications.</text:span></text:span></text:p>
      <text:p text:style-name="P145">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48"><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7"><text:span text:style-name="Source_20_Text"><text:span text:style-name="T220"/></text:span></text:p>
      <text:p text:style-name="P146">To run QualCoder</text:p>
      <text:p text:style-name="Preformatted_20_Text"><text:span text:style-name="Source_20_Text">cd "/Applications/QualCoder-master/qualcoder" python3 qualcoder.py</text:span></text:p>
      <text:p text:style-name="P149"><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6"><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6"><text:span text:style-name="Source_20_Text"><text:span text:style-name="T133"><text:s/>This means you can right-click on the qualcoder.py file and open with --&gt; python launcher. You can make an alias to the file and place it on your desktop.</text:span></text:span></text:p>
      <text:h text:style-name="P154" text:outline-level="1"><text:bookmark-start text:name="__RefHeading___Toc649_47803964432"/><text:span text:style-name="Strong_20_Emphasis">Starting QualCoder</text:span><text:bookmark-end text:name="__RefHeading___Toc649_47803964432"/></text:h>
      <text:h text:style-name="P159"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38">python3 qualcoder.py</text:p>
      <text:h text:style-name="P159"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38">python3 qualcoder.py</text:p>
      <text:p text:style-name="Text_20_body">From the Windows Start menu (example):</text:p>
      <text:p text:style-name="P139">C:\Windows\pyw.exe "C:\Other programs\QualCoder-master\qualcoder\qualcoder.py"</text:p>
      <text:h text:style-name="P160"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38">python qualcoder.py</text:p>
      <text:h text:style-name="P161"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4"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59"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80">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0"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59"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29"><draw:text-box fo:min-height="12.892cm"><text:p text:style-name="Figure"><draw:frame draw:style-name="fr9" draw:name="Image7" text:anchor-type="paragraph" svg:width="17cm" style:rel-width="100%" svg:height="12.892cm" style:rel-height="scale" draw:z-index="30"><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59" text:outline-level="2"><text:bookmark-start text:name="__RefHeading___Toc661_47803964433"/><text:span text:style-name="Strong_20_Emphasis">Files and Cases Menu</text:span><text:bookmark-end text:name="__RefHeading___Toc661_47803964433"/></text:h>
      <text:h text:style-name="P165" text:outline-level="3"><text:bookmark-start text:name="__RefHeading___Toc663_47803964434"/><text:span text:style-name="Strong_20_Emphasis">Manage Files</text:span><text:bookmark-end text:name="__RefHeading___Toc663_47803964434"/></text:h>
      <text:p text:style-name="P183">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text:p>
      <text:p text:style-name="P183">Pdf importing can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84"><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text:span><text:soft-page-break/><text:span text:style-name="T246">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90"><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1"><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2"><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1"><draw:frame draw:style-name="fr6" draw:name="Frame10" text:anchor-type="char" svg:width="17cm" draw:z-index="28"><draw:text-box fo:min-height="11.284cm"><text:p text:style-name="Figure"><draw:frame draw:style-name="fr10" draw:name="Image13" text:anchor-type="char" svg:width="17cm" svg:height="10.509cm" draw:z-index="46"><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2"><text:span text:style-name="T236">Attributes are variables that can be used to describe or classify the files. These can be added here or </text:span><text:span text:style-name="T37">through</text:span><text:span text:style-name="T236"> the Manage Attributes menu option. You can </text:span>show only selected attribute types, if the <text:soft-page-break/>right-click occurs in an attribute column, <text:span text:style-name="T237">shown below</text:span>. <text:span text:style-name="T291">Attributes for files can be exported using the green export button.</text:span></text:p>
      <text:p text:style-name="P83"><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text:p>
      <text:p text:style-name="P84"/>
      <text:p text:style-name="P91"><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6"><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7">You can open an audio or video file to view. <text:span text:style-name="T151">The video file might contain multiple audio tracks. There is a drop down box that allows you to choose another audio track.</text:span></text:p>
      <text:p text:style-name="P66"><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7"><draw:frame draw:style-name="fr6" draw:name="Frame4" text:anchor-type="char" svg:width="12.746cm" draw:z-index="21"><draw:text-box fo:min-height="9.114cm"><text:p text:style-name="Figure"><draw:frame draw:style-name="fr9"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3"><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4"><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4"><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0">[<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0"><text:span text:style-name="T151">hh:mm:ss,SSS</text:span> --&gt; <text:span text:style-name="T151">hh:mm:ss,SSS</text:span></text:p>
      <text:p text:style-name="P94"><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8">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39">The shortcuts available are:</text:p>
      <text:p text:style-name="P113"><text:span text:style-name="T277">Alt</text:span><text:span text:style-name="T278"> </text:span><text:span text:style-name="T203">R</text:span><text:span text:style-name="T278"><text:tab/><text:tab/>Rewind </text:span><text:span text:style-name="T208">5</text:span><text:span text:style-name="T278"> seconds</text:span></text:p>
      <text:p text:style-name="P112"><text:span text:style-name="T277">Shift</text:span><text:span text:style-name="T203"> R<text:tab/><text:tab/>Rewind 30 seconds</text:span></text:p>
      <text:p text:style-name="P112"><text:span text:style-name="T277">Shift</text:span><text:span text:style-name="T203"> F<text:tab/><text:tab/>Forward 30 seconds</text:span></text:p>
      <text:p text:style-name="P42"><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0"><text:span text:style-name="T218">C</text:span>trl <text:span text:style-name="T203">T</text:span><text:tab/><text:tab/>Insert timestamp in this format: [hh.mm.ss]</text:p>
      <text:p text:style-name="P41"><text:span text:style-name="T218">C</text:span>trl +<text:span text:style-name="T203">N</text:span><text:tab/>Add a speaker name. <text:span text:style-name="T174">This also pauses the audio/video.</text:span></text:p>
      <text:p text:style-name="P67">Ctrl D<text:tab/><text:tab/>Delete one or more speaker names.</text:p>
      <text:p text:style-name="P41"><text:span text:style-name="T218">C</text:span>trl 1 to 8<text:tab/><text:span text:style-name="T174">Insert speaker name in this format: [name]</text:span></text:p>
      <text:p text:style-name="P74"><text:span text:style-name="T219">Ctrl </text:span>Shift &gt; Increase play rate up to <text:span text:style-name="T219">2</text:span> times </text:p>
      <text:p text:style-name="P75"><text:span text:style-name="T219">Ctrl </text:span><text:span text:style-name="T218">Shift &lt; Decrease play rate </text:span><text:span text:style-name="T219">down to 0.1 </text:span></text:p>
      <text:h text:style-name="P165" text:outline-level="3"><text:bookmark-start text:name="__RefHeading___Toc665_47803964435"/><text:span text:style-name="Strong_20_Emphasis">Manage Cases</text:span><text:bookmark-end text:name="__RefHeading___Toc665_47803964435"/></text:h>
      <text:p text:style-name="P95"><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5"><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5">Cases are useful for seeing text and imaged linked to particular cases and for assigning attributes <text:soft-page-break/>such as age and gender to interview participants. You can rename a case by double-clicking on a case name.</text:p>
      <text:p text:style-name="P95">Practical example: Add the three students (or cases) here by <text:span text:style-name="T38">clicking the </text:span><text:span text:style-name="T3">Add</text:span><text:span text:style-name="T2"> case</text:span> <text:span text:style-name="T38">button</text:span>. Call each student: ID1, ID2 and ID3.</text:p>
      <text:p text:style-name="P95"><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6">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7"><draw:frame draw:style-name="fr3" draw:name="Frame12" text:anchor-type="char" svg:x="-0.573cm" svg:y="-0.159cm" svg:width="17cm" draw:z-index="27"><draw:text-box fo:min-height="11.883cm"><text:p text:style-name="Figure"><draw:frame draw:style-name="fr10" draw:name="Image4" text:anchor-type="char" svg:width="17cm" svg:height="13.115cm" draw:z-index="45"><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8">The case file manager links all file types to each case. </text:p>
      <text:p text:style-name="P97"><text:soft-page-break/>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7"><draw:frame draw:style-name="fr2" draw:name="Frame28" text:anchor-type="char" svg:width="17cm" draw:z-index="17"><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8"><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9">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9"><text:s/><text:span text:style-name="T21">Case attributes</text:span></text:p>
      <text:p text:style-name="P99">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5" text:outline-level="3"><text:bookmark-start text:name="__RefHeading___Toc669_47803964437"/><text:span text:style-name="Strong_20_Emphasis">Attributes</text:span><text:bookmark-end text:name="__RefHeading___Toc669_47803964437"/></text:h>
      <text:p text:style-name="P121">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1"><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9"><text:soft-page-break/><text:s/></text:p>
      <text:p text:style-name="P12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0">You can record your thoughts when coding your data in journals. Make use of these to develop ideas and themes.</text:p>
      <text:p text:style-name="P101">Journals can be created, deleted, exported and re-named.</text:p>
      <text:p text:style-name="P101"><draw:frame draw:style-name="fr6"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6" text:outline-level="3"><text:bookmark-start text:name="__RefHeading___Toc3412_269970421"/>Manage bad links to files<text:bookmark-end text:name="__RefHeading___Toc3412_269970421"/></text:h>
      <text:p text:style-name="P102">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30">If you are importing an REFI-QDA project with external links, you will need to update the links to files using this function.</text:p>
      <text:h text:style-name="P162" text:outline-level="2"><text:bookmark-start text:name="__RefHeading___Toc3112_1627293337"/>Coding menu<text:bookmark-end text:name="__RefHeading___Toc3112_1627293337"/></text:h>
      <text:h text:style-name="P165"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33">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4"><text:soft-page-break/><text:span text:style-name="T292">In all coding panes, you can select a code and view the coded portions that match. The</text:span><text:span text:style-name="T293"> right-click menu option ‘</text:span><text:span text:style-name="T292">Show coded files’ </text:span><text:span text:style-name="T293">is to show coded text and media for the selected code. </text:span><text:span text:style-name="T292">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5" text:outline-level="3"><text:bookmark-start text:name="__RefHeading___Toc671_47803964438"/><text:span text:style-name="Strong_20_Emphasis">Coding text</text:span><text:bookmark-end text:name="__RefHeading___Toc671_47803964438"/></text:h>
      <text:p text:style-name="P10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3">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4"><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5">Automatic coding</text:p>
      <text:p text:style-name="P115">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text:span><text:soft-page-break/><text:span text:style-name="T180">assigned to the same code at the same time </text:span><text:span text:style-name="T259">(for exact auto code text matches only)</text:span><text:span text:style-name="T180">. </text:span><text:span text:style-name="T239">There is an </text:span><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4">Searching the text</text:p>
      <text:p text:style-name="P116"><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8"><text:span text:style-name="T111">T</text:span><text:span text:style-name="T112">he search uses </text:span><text:span text:style-name="T118">R</text:span><text:span text:style-name="T112">egex functions. </text:span></text:p>
      <text:list xml:id="list276550678" text:style-name="L1">
        <text:list-item>
          <text:p text:style-name="P169"><text:span text:style-name="T112">A dot ‘.’ is used as a wild card, e.g. ‘</text:span><text:span text:style-name="T47">.ears</text:span><text:span text:style-name="T112">’ will match ‘bears’ and ‘years’. </text:span></text:p>
        </text:list-item>
        <text:list-item>
          <text:p text:style-name="P169"><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1">A ‘*’ after a character will match zero or more times. </text:p>
        </text:list-item>
        <text:list-item>
          <text:p text:style-name="P170"><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69"><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8">Underneath the codes tree are several buttons. </text:p>
      <text:p text:style-name="P118"><draw:frame draw:style-name="fr3" draw:name="Frame18" text:anchor-type="char" svg:x="3.276cm" svg:y="-0.15cm" svg:width="8.093cm" draw:z-index="38"><draw:text-box fo:min-height="2.462cm"><text:p text:style-name="Figure"><draw:frame draw:style-name="fr9" draw:name="Image21" text:anchor-type="paragraph" svg:width="3.634cm" style:rel-width="45%" svg:height="1.192cm" style:rel-height="scale" draw:z-index="39"><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8">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3">Overlapping codes</text:p>
      <text:p text:style-name="P119"><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79">highlighted coded text. </text:span>You can toggle through the overlapped codes using the shortcut key ‘o’.</text:p>
      <text:p text:style-name="P120"/>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49">Coded text memos</text:p>
      <text:p text:style-name="P25">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8">Annotations</text:p>
      <text:p text:style-name="P103">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4"><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7">M</text:span>aximise screen area</text:p>
      <text:p text:style-name="P26">To hide the top control panel, click in the text area and press the ‘h’ key. To show the top panel, press ‘h’ again.</text:p>
      <text:h text:style-name="P165"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1"><draw:text-box fo:min-height="11.22cm"><text:p text:style-name="Figure"><draw:frame draw:style-name="fr9" draw:name="Image19" text:anchor-type="paragraph" svg:width="14.796cm" style:rel-width="100%" svg:height="11.22cm" style:rel-height="scale" draw:z-index="32"><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57"><text:span text:style-name="T277">M</text:span>aximise screen area</text:p>
      <text:p text:style-name="P26">To hide the top control panel, click in the image area and press the ‘h’ key. To show the top panel, press ‘h’ again.</text:p>
      <text:h text:style-name="P167"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2284490817" text:style-name="L2">
        <text:list-item>
          <text:p text:style-name="P172"><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2"><text:span text:style-name="Strong_20_Emphasis"><text:span text:style-name="T102">Ctrl F will forward 30 seconds. </text:span></text:span></text:p>
        </text:list-item>
        <text:list-item>
          <text:p text:style-name="P172"><text:span text:style-name="Strong_20_Emphasis"><text:span text:style-name="T102">Ctrl S and Ctrl P will stop/start, play/pause.</text:span></text:span></text:p>
        </text:list-item>
        <text:list-item>
          <text:p text:style-name="P172"><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2"><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5"><text:span text:style-name="Strong_20_Emphasis"><text:span text:style-name="T110">There are icons that replicate the above functions also.</text:span></text:span></text:p>
      <text:p text:style-name="P78"><draw:frame draw:style-name="fr6" draw:name="Frame24" text:anchor-type="char" svg:width="17cm" draw:z-index="33"><draw:text-box fo:min-height="8.652cm"><text:p text:style-name="Figure"><draw:frame draw:style-name="fr9" draw:name="Image5" text:anchor-type="paragraph" svg:width="17cm" style:rel-width="100%" svg:height="8.652cm" style:rel-height="scale" draw:z-index="34"><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8"><text:span text:style-name="Strong_20_Emphasis"><text:span text:style-name="T19">Audio Video segments</text:span></text:span></text:p>
      <text:p text:style-name="P78"><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5">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3"><text:span text:style-name="Strong_20_Emphasis"><text:span text:style-name="T18">The video window</text:span></text:span></text:p>
      <text:p text:style-name="P73"><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59" text:outline-level="2"><text:bookmark-start text:name="__RefHeading___Toc1056_58415266"/><text:soft-page-break/><text:span text:style-name="Strong_20_Emphasis">Reports</text:span><text:bookmark-end text:name="__RefHeading___Toc1056_58415266"/></text:h>
      <text:h text:style-name="P165"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7"><draw:text-box fo:min-height="11.843cm"><text:p text:style-name="Figure"><draw:frame draw:style-name="fr10" draw:name="Image10" text:anchor-type="char" svg:width="17cm" svg:height="11.298cm" draw:z-index="44"><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p>
      <text:p text:style-name="P56">Exporting reports</text:p>
      <text:p text:style-name="P131">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6">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1"><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5"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2"><text:span text:style-name="Emphasis"><text:span text:style-name="T44">This dialog show the relations between two or more codes. This can only be applied to text files. A csv file can be exported.</text:span></text:span></text:p>
      <text:p text:style-name="P122"><text:span text:style-name="Emphasis"><text:span text:style-name="T44"><text:s/>The relations are:</text:span></text:span></text:p>
      <text:list xml:id="list1833452309" text:style-name="L3">
        <text:list-item>
          <text:p text:style-name="P173"><text:span text:style-name="Emphasis"><text:span text:style-name="T44">Proximity – Two codes do not overlap. The distance in <text:s/>number of characters is shown.</text:span></text:span></text:p>
        </text:list-item>
        <text:list-item>
          <text:p text:style-name="P173"><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3"><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3"><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2"><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2"><draw:frame draw:style-name="fr4" draw:name="Frame7" text:anchor-type="char" svg:x="-0.086cm" svg:y="0.199cm" svg:width="17cm" draw:z-index="40"><draw:text-box fo:min-height="7.264cm"><text:p text:style-name="Figure"><draw:frame draw:style-name="fr9" draw:name="Image23" text:anchor-type="paragraph" svg:width="17cm" style:rel-width="100%" svg:height="7.264cm" style:rel-height="scale" draw:z-index="41"><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2"><text:span text:style-name="Strong_20_Emphasis"><text:span text:style-name="T123">Code frequencies can be generated for all or selected files. The frequencies are shown by coder and as <text:s/>totals. In this example there were multiple coders.</text:span></text:span></text:p>
      <text:p text:style-name="P122"><draw:frame draw:style-name="fr3" draw:name="Frame6" text:anchor-type="char" svg:x="0.953cm" svg:y="7.655cm" svg:width="13.596cm" draw:z-index="42"><draw:text-box fo:min-height="12.153cm"><text:p text:style-name="Figure"><draw:frame draw:style-name="fr9" draw:name="Image24" text:anchor-type="paragraph" svg:width="13.596cm" style:rel-width="100%" svg:height="12.153cm" style:rel-height="scale" draw:z-index="43"><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5" text:outline-level="3"><text:bookmark-start text:name="__RefHeading___Toc687_47803964433"/><text:span text:style-name="Strong_20_Emphasis">SQL Statements </text:span><text:bookmark-end text:name="__RefHeading___Toc687_47803964433"/></text:h>
      <text:p text:style-name="P79">This dialog contains three panes. The top pane is where SQL statements are entered and the bottom pane contains the results of queries. The left pane contains tables and field names. Double-clicking on a field name adds it to the SQL statement. </text:p>
      <text:p text:style-name="P79">Results can be exported to a <text:span text:style-name="T229">delimited</text:span> file. </text:p>
      <text:p text:style-name="P79">If you are not familiar with SQL take care as you will be able to update and delete the data as well as select data. Note: Some Unicode symbols are not converted to plain text and are ignored.</text:p>
      <text:p text:style-name="P68">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9"><text:span text:style-name="Emphasis"><text:span text:style-name="T43">There are several prepared join statements listed:</text:span></text:span></text:p>
      <text:list xml:id="list996037651" text:style-name="L4">
        <text:list-item>
          <text:p text:style-name="P185">Case text </text:p>
        </text:list-item>
        <text:list-item>
          <text:p text:style-name="P185">Codes fileid and coded text </text:p>
        </text:list-item>
        <text:list-item>
          <text:p text:style-name="P174">Coded text with each case </text:p>
        </text:list-item>
        <text:list-item>
          <text:p text:style-name="P175"><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7"><draw:frame draw:style-name="fr2" draw:name="Frame25" text:anchor-type="char" svg:width="17cm" draw:z-index="35"><draw:text-box fo:min-height="11.843cm"><text:p text:style-name="Figure"><draw:frame draw:style-name="fr9" draw:name="Image20" text:anchor-type="paragraph" svg:width="17cm" style:rel-width="100%" svg:height="11.843cm" style:rel-height="scale" draw:z-index="36"><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5"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5"><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3">Export from QualCoder and import into some other software can change code positions due to differences in how line endings are managed by the importing software <text:span text:style-name="T285">(MAXQDA, Atlas.ti)</text:span>.</text:p>
      <text:p text:style-name="P85">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71"><text:span text:style-name="T161">To import, close any currently opened project first. </text:span><text:span text:style-name="T211">Then choose a new QualCoder project name, then select the qdpx import file.</text:span></text:p>
      <text:p text:style-name="P71">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6">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2">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6"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4"><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4"><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5"><text:span text:style-name="T286">You</text:span><text:span text:style-name="T214">T</text:span><text:span text:style-name="T286">ube videos in Spanish are available </text:span><text:span text:style-name="T285">for QualCoder 1.9</text:span><text:span text:style-name="T286">, thanks to Omar Bautista:</text:span></text:p>
      <text:p text:style-name="P70"><text:a xlink:type="simple" xlink:href="https://www.youtube.com/watch?v=D2vks2n9d1g" text:style-name="Internet_20_link" text:visited-style-name="Visited_20_Internet_20_Link">https://www.youtube.com/watch?v=D2vks2n9d1g</text:a></text:p>
      <text:p text:style-name="P70"><text:a xlink:type="simple" xlink:href="https://www.youtube.com/watch?v=cqAy_RJkhvY" text:style-name="Internet_20_link" text:visited-style-name="Visited_20_Internet_20_Link">https://www.youtube.com/watch?v=cqAy_RJkhvY</text:a></text:p>
      <text:h text:style-name="P163"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4"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29">Local–global linkages: Challenges in organizing functional communities for ecosocial justice. Joel Izlar, Journal of Community Practice <text:span text:style-name="T181">27(3-4)</text:span> <text:span text:style-name="T181">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7"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6"><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3">General:</text:p>
      <text:list xml:id="list3115934720" text:style-name="L5">
        <text:list-item>
          <text:p text:style-name="P177">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6"><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79">Improve packaging for Windows 10, <text:span text:style-name="T285">Mac OS.</text:span></text:p>
        </text:list-item>
      </text:list>
      <text:p text:style-name="P8">Reports: </text:p>
      <text:list xml:id="list3261429355" text:style-name="L6">
        <text:list-item>
          <text:p text:style-name="P180">Possibly look at text mining functionality, <text:span text:style-name="T139">word clouds, word visualisations</text:span></text:p>
        </text:list-item>
        <text:list-item>
          <text:p text:style-name="P181">Look again at the python Igraph package. (This did not load on older OS’s or older python versions)</text:p>
        </text:list-item>
        <text:list-item>
          <text:p text:style-name="P182"><text:span text:style-name="T186">Possibly w</text:span>ord counts</text:p>
        </text:list-item>
        <text:list-item>
          <text:p text:style-name="P178">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2-13T09:42:12.393061084</dc:date>
    <meta:editing-duration>P1DT11H59M46S</meta:editing-duration>
    <meta:editing-cycles>455</meta:editing-cycles>
    <meta:generator>LibreOffice/6.4.6.2$Linux_X86_64 LibreOffice_project/40$Build-2</meta:generator>
    <meta:document-statistic meta:table-count="0" meta:image-count="29" meta:object-count="0" meta:page-count="42" meta:paragraph-count="429" meta:word-count="8600" meta:character-count="51745" meta:non-whitespace-character-count="43243"/>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